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dd3f" officeooo:paragraph-rsid="000bdd3f"/>
    </style:style>
    <style:style style:name="P2" style:family="paragraph" style:parent-style-name="Standard">
      <style:text-properties fo:font-weight="bold" officeooo:rsid="000bdd3f" officeooo:paragraph-rsid="000bdd3f" style:font-weight-asian="bold" style:font-weight-complex="bold"/>
    </style:style>
    <style:style style:name="P3" style:family="paragraph" style:parent-style-name="Standard">
      <style:text-properties fo:font-weight="bold" officeooo:rsid="00103c83" officeooo:paragraph-rsid="00103c83" style:font-weight-asian="bold" style:font-weight-complex="bold"/>
    </style:style>
    <style:style style:name="P4" style:family="paragraph" style:parent-style-name="Standard">
      <style:text-properties fo:font-weight="bold" officeooo:rsid="0011d310" officeooo:paragraph-rsid="0011d310" style:font-weight-asian="bold" style:font-weight-complex="bold"/>
    </style:style>
    <style:style style:name="P5" style:family="paragraph" style:parent-style-name="Standard" style:list-style-name="L1">
      <style:text-properties officeooo:rsid="000bdd3f" officeooo:paragraph-rsid="000cfeeb"/>
    </style:style>
    <style:style style:name="P6" style:family="paragraph" style:parent-style-name="Standard" style:list-style-name="L2">
      <style:text-properties officeooo:rsid="000bdd3f" officeooo:paragraph-rsid="0011d310"/>
    </style:style>
    <style:style style:name="P7" style:family="paragraph" style:parent-style-name="Standard" style:list-style-name="L1">
      <style:text-properties officeooo:rsid="000cfeeb" officeooo:paragraph-rsid="000cfeeb"/>
    </style:style>
    <style:style style:name="P8" style:family="paragraph" style:parent-style-name="Standard" style:list-style-name="L2">
      <style:text-properties officeooo:rsid="000cfeeb" officeooo:paragraph-rsid="0011d310"/>
    </style:style>
    <style:style style:name="P9" style:family="paragraph" style:parent-style-name="Standard" style:list-style-name="L2">
      <style:text-properties officeooo:rsid="000cfeeb" officeooo:paragraph-rsid="00122691"/>
    </style:style>
    <style:style style:name="P10" style:family="paragraph" style:parent-style-name="Standard" style:list-style-name="L1">
      <style:text-properties officeooo:rsid="000e8436" officeooo:paragraph-rsid="000e8436"/>
    </style:style>
    <style:style style:name="P11" style:family="paragraph" style:parent-style-name="Standard" style:list-style-name="L1">
      <style:text-properties officeooo:rsid="000e8436" officeooo:paragraph-rsid="00140784"/>
    </style:style>
    <style:style style:name="P12" style:family="paragraph" style:parent-style-name="Standard" style:list-style-name="L2">
      <style:text-properties officeooo:rsid="000e8436" officeooo:paragraph-rsid="00122691"/>
    </style:style>
    <style:style style:name="P13" style:family="paragraph" style:parent-style-name="Standard" style:list-style-name="L1">
      <style:text-properties officeooo:rsid="00103c83" officeooo:paragraph-rsid="00103c83"/>
    </style:style>
    <style:style style:name="P14" style:family="paragraph" style:parent-style-name="Standard" style:list-style-name="L2">
      <style:text-properties officeooo:rsid="00103c83" officeooo:paragraph-rsid="00122691"/>
    </style:style>
    <style:style style:name="P15" style:family="paragraph" style:parent-style-name="Standard">
      <style:text-properties fo:font-weight="bold" officeooo:rsid="0011d310" officeooo:paragraph-rsid="0011d310" style:font-weight-asian="bold" style:font-weight-complex="bold"/>
    </style:style>
    <style:style style:name="P16" style:family="paragraph" style:parent-style-name="Standard" style:list-style-name="L2">
      <style:text-properties fo:font-weight="normal" officeooo:rsid="0011d310" officeooo:paragraph-rsid="0011d310" style:font-weight-asian="normal" style:font-weight-complex="normal"/>
    </style:style>
    <style:style style:name="P17" style:family="paragraph" style:parent-style-name="Standard" style:list-style-name="L2">
      <style:text-properties fo:font-weight="normal" officeooo:rsid="0011d310" officeooo:paragraph-rsid="0015c6c5" style:font-weight-asian="normal" style:font-weight-complex="normal"/>
    </style:style>
    <style:style style:name="P18" style:family="paragraph" style:parent-style-name="Standard" style:list-style-name="L2">
      <style:text-properties fo:font-weight="normal" officeooo:rsid="0015c6c5" officeooo:paragraph-rsid="0015c6c5" style:font-weight-asian="normal" style:font-weight-complex="normal"/>
    </style:style>
    <style:style style:name="P19" style:family="paragraph" style:parent-style-name="Standard">
      <style:text-properties fo:font-weight="normal" officeooo:rsid="0015c6c5" officeooo:paragraph-rsid="0015c6c5" style:font-weight-asian="normal" style:font-weight-complex="normal"/>
    </style:style>
    <style:style style:name="P20" style:family="paragraph" style:parent-style-name="Standard" style:list-style-name="L1">
      <style:text-properties officeooo:rsid="00133055" officeooo:paragraph-rsid="00133055"/>
    </style:style>
    <style:style style:name="T1" style:family="text">
      <style:text-properties officeooo:rsid="000cfe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feeb" style:font-weight-asian="bold" style:font-weight-complex="bold"/>
    </style:style>
    <style:style style:name="T4" style:family="text">
      <style:text-properties fo:font-variant="normal" fo:text-transform="none" fo:color="#333333" style:font-name="monospace" fo:font-size="8.39999961853027pt" fo:letter-spacing="normal" fo:font-style="normal" fo:background-color="transparent" loext:char-shading-value="0" fo:padding="0in" fo:border="none"/>
    </style:style>
    <style:style style:name="T5" style:family="text">
      <style:text-properties officeooo:rsid="0014078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acja Windows:</text:p>
      <text:p text:style-name="P1"/>
      <text:list xml:id="list5462208658195254551" text:style-name="L1">
        <text:list-item>
          <text:p text:style-name="P20">Zainstaluj najnowszą wersję git'a (https://git-scm.com/)</text:p>
        </text:list-item>
        <text:list-item>
          <text:p text:style-name="P5">Zainstaluj najnowszą wersję Node.js (wraz z npm) dostępną na: <text:a xlink:type="simple" xlink:href="https://nodejs.org/">https://nodejs.org/</text:a></text:p>
        </text:list-item>
        <text:list-item>
          <text:p text:style-name="P5"><text:span text:style-name="T1">Pobierz oraz rozpakuj projekt </text:span><text:span text:style-name="T3">ng-init</text:span></text:p>
        </text:list-item>
        <text:list-item>
          <text:p text:style-name="P7">Włącz konsolę.<text:line-break/>Polecenie: <text:span text:style-name="T2">cmd</text:span></text:p>
        </text:list-item>
        <text:list-item>
          <text:p text:style-name="P7">Pod konsolą przejdz do katalogu z rozpakowanym projektem ng-init </text:p>
        </text:list-item>
        <text:list-item>
          <text:p text:style-name="P7">Pod konsolą, automatycznie sciągnij i zainstaluj wszystkie zależności aplikacji.<text:line-break/>Polecenie: <text:span text:style-name="T2">npm install</text:span></text:p>
        </text:list-item>
        <text:list-item>
          <text:p text:style-name="P7">Pod konsolą uruchom server z aplikacją.<text:line-break/>Polecenie: <text:span text:style-name="T2">npm start</text:span></text:p>
        </text:list-item>
        <text:list-item>
          <text:p text:style-name="P7">Sprawdź czy serwer został uruchomiony. W przeglądarce otwórz adres:<text:line-break/><text:a xlink:type="simple" xlink:href="http://localhost:8000/app/">http://localhost:8000/app/</text:a></text:p>
        </text:list-item>
        <text:list-item>
          <text:p text:style-name="P10">Uruchom drugie okno z konsolą.</text:p>
        </text:list-item>
        <text:list-item>
          <text:p text:style-name="P10">W drugim oknie przejdź do katalogu z projektem <text:span text:style-name="T2">ng-init</text:span>.</text:p>
        </text:list-item>
        <text:list-item>
          <text:p text:style-name="P10">Uruchom testy jednostkowe.<text:line-break/>Polecenie: <text:span text:style-name="T2">npm test</text:span></text:p>
        </text:list-item>
        <text:list-item>
          <text:p text:style-name="P11">Ściągnij najnowszą wersję webdrivera do przeglądarki <text:span text:style-name="T5">(może wymagać zainstalowanego Python'a - https://www.python.org/)</text:span>.<text:line-break/>Polecenie: <text:span text:style-name="T2">npm run update-webdriver</text:span></text:p>
        </text:list-item>
        <text:list-item>
          <text:p text:style-name="P13">Uruchom test E2E.<text:line-break/>Polecenie: <text:span text:style-name="T2">npm run protractor</text:span></text:p>
        </text:list-item>
      </text:list>
      <text:p text:style-name="P3"/>
      <text:p text:style-name="P4">Instalacja Ubuntu:</text:p>
      <text:p text:style-name="P4"/>
      <text:list xml:id="list2318742851131329116" text:style-name="L2">
        <text:list-item>
          <text:p text:style-name="P18">Zaktualizuj package manager'a:</text:p>
          <text:p text:style-name="P17"><text:span text:style-name="T2">sudo apt-get update</text:span></text:p>
        </text:list-item>
        <text:list-item>
          <text:p text:style-name="P18">Zainstaluj najnowaszą wersje git'a:</text:p>
        </text:list-item>
      </text:list>
      <text:p text:style-name="P19"><text:tab/><text:span text:style-name="T2">sudo apt-get install git</text:span></text:p>
      <text:list xml:id="list113011057550480" text:continue-numbering="true" text:style-name="L2">
        <text:list-item>
          <text:p text:style-name="P16">Pod konsolą, zainstaluj najnowszą wersję Node.js wraz z npm<text:span text:style-name="Source_20_Text"><text:span text:style-name="T4"><text:line-break/></text:span></text:span><text:span text:style-name="T2">sudo apt-get install nodejs</text:span></text:p>
        </text:list-item>
        <text:list-item>
          <text:p text:style-name="P6"><text:span text:style-name="T1">Pobierz oraz rozpakuj projekt </text:span><text:span text:style-name="T3">ng-init</text:span></text:p>
        </text:list-item>
        <text:list-item>
          <text:p text:style-name="P8">Pod konsolą przejdz do katalogu z rozpakowanym projektem ng-init </text:p>
        </text:list-item>
        <text:list-item>
          <text:p text:style-name="P9">Pod konsolą, automatycznie sciągnij i zainstaluj wszystkie zależności aplikacji.<text:line-break/>Polecenie: <text:span text:style-name="T2">npm install</text:span></text:p>
        </text:list-item>
        <text:list-item>
          <text:p text:style-name="P9">Pod konsolą uruchom server z aplikacją.<text:line-break/>Polecenie: <text:span text:style-name="T2">npm start</text:span></text:p>
        </text:list-item>
        <text:list-item>
          <text:p text:style-name="P9">Sprawdź czy serwer został uruchomiony. W przeglądarce otwórz adres:<text:line-break/><text:a xlink:type="simple" xlink:href="http://localhost:8000/app/">http://localhost:8000/app/</text:a></text:p>
        </text:list-item>
        <text:list-item>
          <text:p text:style-name="P12">Uruchom drugie okno z konsolą.</text:p>
        </text:list-item>
        <text:list-item>
          <text:p text:style-name="P12">W drugim oknie przejdź do katalogu z projektem <text:span text:style-name="T2">ng-init</text:span>.</text:p>
        </text:list-item>
        <text:list-item>
          <text:p text:style-name="P12">Uruchom testy jednostkowe.<text:line-break/>Polecenie: <text:span text:style-name="T2">npm test</text:span></text:p>
        </text:list-item>
        <text:list-item>
          <text:p text:style-name="P12">Ściągnij najnowszą wersję webdrivera do przeglądarki.<text:line-break/>Polecenie: <text:span text:style-name="T2">npm run update-webdriver</text:span></text:p>
        </text:list-item>
        <text:list-item>
          <text:p text:style-name="P14">Uruchom test E2E.<text:line-break/>Polecenie: <text:span text:style-name="T2">npm run protracto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11:22:02.461227711</meta:creation-date>
    <meta:generator>LibreOffice/4.2.8.2$Linux_X86_64 LibreOffice_project/420m0$Build-2</meta:generator>
    <dc:date>2016-08-23T11:30:09.758889912</dc:date>
    <meta:editing-duration>PT15M47S</meta:editing-duration>
    <meta:editing-cycles>11</meta:editing-cycles>
    <meta:document-statistic meta:table-count="0" meta:image-count="0" meta:object-count="0" meta:page-count="1" meta:paragraph-count="30" meta:word-count="246" meta:character-count="1777" meta:non-whitespace-character-count="1584"/>
  </office:meta>
</office:document-meta>
</file>